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SupplierCodeGeneratorTests.compile( DefaultListableBeanFactory beanFactory , BeanDefinition beanDefinition , BiConsumer &lt; InstanceSupplier &lt; ? &gt; , Compiled &gt;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stanceSupplierCodeGeneratorTests.generateWhenHasConstructor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tanceSupplierCodeGeneratorTests.hasMode(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upplierCodeGeneratorTests.InstanceSupplierCodeGenerato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upplierCodeGeneratorTests.getReflec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upplierCodeGeneratorTests.generateWhenHas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anceSupplierCodeGeneratorTests.hasConstructorWithMode(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upplierCodeGeneratorTests.hasMethodWithMode(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upplierCodeGeneratorTests.generateWhenHasStaticFactoryMethod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nceSupplierCodeGeneratorTests.generateWhenHasFactoryMethodWithNo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nceSupplierCodeGeneratorTests.generateWhenHasStaticFactoryMethodWithNo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nceSupplierCodeGeneratorTests.generateWhenHasConstructorWithInnerClassAn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nceSupplierCodeGeneratorTests.getBean( DefaultListableBeanFactory beanFactory , BeanDefinition beanDefinition , InstanceSupplier &lt; ? &gt; instanc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SupplierCodeGeneratorTests.generateWhenHasConstructorWithGener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ceSupplierCodeGeneratorTests.generateWhenHasConstructorWithInnerClassAnd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nceSupplierCodeGeneratorTests.generateWhenHas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ceSupplierCodeGeneratorTests.generateWhenHasPrivateStaticFactoryMethodWithNo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stanceSupplierCodeGeneratorTests.generateWhenHasStaticFactoryMethodWith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